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7" style:family="graphic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>
      <style:graphic-properties svg:stroke-color="#000000" draw:fill="none" draw:textarea-horizontal-align="justify" draw:textarea-vertical-align="middle" draw:auto-grow-height="false"/>
    </style:style>
    <style:style style:name="gr10" style:family="graphic">
      <style:graphic-properties svg:stroke-color="#000000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7.369cm" svg:height="3.264cm" svg:x="12.957cm" svg:y="1.626cm">
            <text:p text:style-name="P1"><text:span text:style-name="T1">ID: cdb6331f26ecec0ee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44cm" svg:height="1.125cm" svg:x="13.073cm" svg:y="2.428cm">
            <text:p text:style-name="P2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16.673cm" svg:y="2.428cm">
            <text:p text:style-name="P2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146cm" svg:height="1.125cm" svg:x="13.081cm" svg:y="3.639cm">
            <text:p text:style-name="P2"><text:span text:style-name="T2">payload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7.369cm" svg:height="3.264cm" svg:x="2.744cm" svg:y="1.626cm">
            <text:p text:style-name="P1"><text:span text:style-name="T1">ID: 86ce10d653c69acf4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2.86cm" svg:y="2.428cm">
            <text:p text:style-name="P2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44cm" svg:height="1.125cm" svg:x="6.46cm" svg:y="2.428cm">
            <text:p text:style-name="P2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146cm" svg:height="1.125cm" svg:x="2.868cm" svg:y="3.639cm">
            <text:p text:style-name="P2"><text:span text:style-name="T2">payload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2" draw:layer="layout" draw:type="lines" svg:x1="12.957cm" svg:y1="3.258cm" svg:x2="10.113cm" svg:y2="3.258cm" draw:start-shape="id1" draw:start-glue-point="3" draw:end-shape="id2" svg:d="M12957 3258h-526-1794-524" svg:viewBox="0 0 2845 1">
          <text:p/>
        </draw:connector>
      </draw:page>
      <draw:page draw:name="page2" draw:style-name="dp1" draw:master-page-name="Default">
        <draw:custom-shape draw:style-name="gr6" draw:text-style-name="P1" draw:layer="Layout" svg:width="7.369cm" svg:height="4.457cm" svg:x="12.956cm" svg:y="6.996cm">
          <text:p text:style-name="P1"><text:span text:style-name="T1">ID: cdb6331f26ecec0ee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3.544cm" svg:height="1.125cm" svg:x="13.072cm" svg:y="7.798cm">
          <text:p text:style-name="P4"><text:span text:style-name="T2">fulfillment: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44cm" svg:height="1.125cm" svg:x="16.672cm" svg:y="7.798cm">
          <text:p text:style-name="P4"><text:span text:style-name="T2">condition:0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146cm" svg:height="1.125cm" svg:x="13.08cm" svg:y="10.209cm">
          <text:p text:style-name="P4"><text:span text:style-name="T2">payload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3.544cm" svg:height="1.125cm" svg:x="13.072cm" svg:y="8.998cm">
          <text:p text:style-name="P4"><text:span text:style-name="T2">fulfillment: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44cm" svg:height="1.125cm" svg:x="16.672cm" svg:y="8.998cm">
          <text:p text:style-name="P4"><text:span text:style-name="T2">condition:1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" draw:text-style-name="P1" draw:layer="layout" svg:width="7.369cm" svg:height="3.264cm" svg:x="2.743cm" svg:y="5.558cm">
            <text:p text:style-name="P1"><text:span text:style-name="T1">ID: 86ce10d653c69acf4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2.859cm" svg:y="6.36cm">
            <text:p text:style-name="P2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44cm" svg:height="1.125cm" svg:x="6.459cm" svg:y="6.36cm">
            <text:p text:style-name="P2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146cm" svg:height="1.125cm" svg:x="2.867cm" svg:y="7.571cm">
            <text:p text:style-name="P2"><text:span text:style-name="T2">payload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7.369cm" svg:height="3.264cm" svg:x="2.743cm" svg:y="9.168cm">
            <text:p text:style-name="P1"><text:span text:style-name="T1">ID: f0ea4a96afb3b8cafd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2.859cm" svg:y="9.97cm">
            <text:p text:style-name="P2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.544cm" svg:height="1.125cm" svg:x="6.459cm" svg:y="9.97cm">
            <text:p text:style-name="P2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146cm" svg:height="1.125cm" svg:x="2.867cm" svg:y="11.181cm">
            <text:p text:style-name="P2"><text:span text:style-name="T2">payload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2" draw:layer="layout" svg:x1="13.072cm" svg:y1="9.56cm" svg:x2="10.112cm" svg:y2="10.8cm" draw:start-shape="id3" draw:start-glue-point="3" draw:end-shape="id4" draw:end-glue-point="1" svg:d="M13072 9560h-1468v1240h-1492" svg:viewBox="0 0 2961 1241">
          <text:p/>
        </draw:connector>
        <draw:connector draw:style-name="gr5" draw:text-style-name="P2" draw:layer="layout" svg:x1="13.072cm" svg:y1="8.36cm" svg:x2="10.112cm" svg:y2="7.19cm" draw:start-shape="id5" draw:start-glue-point="3" draw:end-shape="id6" svg:d="M13072 8360h-1468v-1170h-1492" svg:viewBox="0 0 2961 1171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4-12T17:31:48.568208315</dc:date>
    <meta:editing-duration>PT2M27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